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fee5" officeooo:paragraph-rsid="000cfee5"/>
    </style:style>
    <style:style style:name="P2" style:family="paragraph" style:parent-style-name="Standard">
      <style:text-properties officeooo:rsid="000fc149" officeooo:paragraph-rsid="000fc149"/>
    </style:style>
    <style:style style:name="P3" style:family="paragraph" style:parent-style-name="Standard">
      <style:text-properties officeooo:rsid="000fc149" officeooo:paragraph-rsid="000fc149"/>
    </style:style>
    <style:style style:name="P4" style:family="paragraph" style:parent-style-name="Standard">
      <style:text-properties officeooo:rsid="001250ff" officeooo:paragraph-rsid="001250ff"/>
    </style:style>
    <style:style style:name="P5" style:family="paragraph" style:parent-style-name="Standard">
      <style:text-properties officeooo:rsid="001269ef" officeooo:paragraph-rsid="001269ef"/>
    </style:style>
    <style:style style:name="P6" style:family="paragraph" style:parent-style-name="Standard">
      <style:text-properties officeooo:rsid="001269ef" officeooo:paragraph-rsid="00139eaf"/>
    </style:style>
    <style:style style:name="P7" style:family="paragraph" style:parent-style-name="Standard">
      <style:text-properties officeooo:paragraph-rsid="00139eaf"/>
    </style:style>
    <style:style style:name="P8" style:family="paragraph" style:parent-style-name="Standard">
      <style:text-properties officeooo:rsid="0014bc6c" officeooo:paragraph-rsid="0014bc6c"/>
    </style:style>
    <style:style style:name="P9" style:family="paragraph" style:parent-style-name="Standard">
      <style:text-properties officeooo:rsid="0014d52d" officeooo:paragraph-rsid="0014d52d"/>
    </style:style>
    <style:style style:name="P10" style:family="paragraph" style:parent-style-name="Standard">
      <style:paragraph-properties fo:break-before="page"/>
      <style:text-properties officeooo:rsid="001250ff" officeooo:paragraph-rsid="001250ff"/>
    </style:style>
    <style:style style:name="P11" style:family="paragraph" style:parent-style-name="Standard">
      <style:paragraph-properties fo:break-before="page"/>
      <style:text-properties officeooo:rsid="001269ef" officeooo:paragraph-rsid="00139eaf"/>
    </style:style>
    <style:style style:name="P12" style:family="paragraph" style:parent-style-name="Standard">
      <style:paragraph-properties fo:break-before="page"/>
      <style:text-properties officeooo:rsid="0014bc6c" officeooo:paragraph-rsid="0014bc6c"/>
    </style:style>
    <style:style style:name="T1" style:family="text">
      <style:text-properties officeooo:rsid="001269ef"/>
    </style:style>
    <style:style style:name="T2" style:family="text">
      <style:text-properties officeooo:rsid="0012894e"/>
    </style:style>
    <style:style style:name="T3" style:family="text">
      <style:text-properties officeooo:rsid="00139eaf"/>
    </style:style>
    <style:style style:name="T4" style:family="text">
      <style:text-properties officeooo:rsid="0014bc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wing extiende de AWT</text:p>
      <text:p text:style-name="P1">Hay componentes de Swing que tambien existen en AWT pero tambien tiene elementos nuevos</text:p>
      <text:p text:style-name="P1">Los componentes de AWT requieren mas recuros que los de Swing, que estan optimizados</text:p>
      <text:p text:style-name="P1"/>
      <text:p text:style-name="P1">La estructura de AWT se basa en compoenetes y contenedores</text:p>
      <text:p text:style-name="P1">Los contonedores pueden contener componentes</text:p>
      <text:p text:style-name="P1"/>
      <text:p text:style-name="P1">Toda diseno de interfaz conlleva:</text:p>
      <text:p text:style-name="P1">- Decidir la estructura de la interfaz</text:p>
      <text:p text:style-name="P1">- Que componentes graficos se van a utilizar y como se realacionan estos componentes</text:p>
      <text:p text:style-name="P1">- Decidir la disposicion de los elementos (layout). Alineacion, distribucion de elmentos…</text:p>
      <text:p text:style-name="P1">- Decidir el comportamiento de la interfaz. Eventos</text:p>
      <text:p text:style-name="P1">- Algunos componentes son controladores, permiten reaccionar a eventos en funcion al codigo programado</text:p>
      <text:p text:style-name="P1"/>
      <text:p text:style-name="P1"/>
      <text:p text:style-name="P2">El setVisible es lo ultimo que se tiene que hacer sobre el elemento</text:p>
      <text:p text:style-name="P2"/>
      <text:p text:style-name="P2"/>
      <text:p text:style-name="P8">Paneles</text:p>
      <text:p text:style-name="P8">- JscrollPane: puede poner barras de desplazamiento</text:p>
      <text:p text:style-name="P10">03/03/2022</text:p>
      <text:p text:style-name="P4"/>
      <text:p text:style-name="P4">Un panel es un contenedor, puede contener cualquier componente o incluso otros paneles</text:p>
      <text:p text:style-name="P4"/>
      <text:p text:style-name="P5">Cada panel tiene asociado directa o indirectamente un layout</text:p>
      <text:p text:style-name="P5">- Flow Layout: dispone los componentes de forma horizontal (new Flowlayout)</text:p>
      <text:p text:style-name="P5"><text:tab/>Se puede indiacar la alineacio (FlowLayout.CENTER, FlowLayout RIGHT, …)</text:p>
      <text:p text:style-name="P5"/>
      <text:p text:style-name="P5">- Border Layout (el layout por defecto de un Jframe): tiene 5 zonas donde posicionar (Norte, sur, este, oeste, centro)</text:p>
      <text:p text:style-name="P5">Cada zona de un border layout puede tener solo un componente, pero puede ser un contenedor</text:p>
      <text:p text:style-name="P5"/>
      <text:p text:style-name="P5">- <text:span text:style-name="T2">Grid Layout: divide la zona en celdas de igual tamanio. El numero de filas y columnas se puede indicar en el constructor: new GridLayout(2,3). Tambien se puede hacer a traves de metodos</text:span></text:p>
      <text:p text:style-name="P5"/>
      <text:p text:style-name="P5">- <text:span text:style-name="T2">BoxLayout: situa los componentes en linea (vertical u horizontal)</text:span></text:p>
      <text:p text:style-name="P5"/>
      <text:p text:style-name="P6">- <text:span text:style-name="T2">Spring Layout: permite indicar la distancia entre los contrles</text:span></text:p>
      <text:p text:style-name="P11"><text:span text:style-name="T3">Componentes</text:span></text:p>
      <text:p text:style-name="P6"/>
      <text:p text:style-name="P6"><text:span text:style-name="T2">- </text:span><text:span text:style-name="T3">Botones:</text:span></text:p>
      <text:p text:style-name="P6">- <text:span text:style-name="T3">Eiquetas (label): new Jlabel();</text:span></text:p>
      <text:p text:style-name="P7"><text:span text:style-name="T1">- </text:span><text:span text:style-name="T3">Campos de text (textField): new JTextFiled()</text:span></text:p>
      <text:p text:style-name="P6">- <text:span text:style-name="T3">Aread de texto (textArea): new JtextArea(“Texto”, rows, cols)</text:span></text:p>
      <text:p text:style-name="P2">- <text:span text:style-name="T4">JcomboBox = crea un despleagable: new JComboBox(lista)</text:span></text:p>
      <text:p text:style-name="P2"><text:tab/><text:span text:style-name="T4">se pueden anadir items con myComboBox.addItem</text:span></text:p>
      <text:p text:style-name="P2"><text:tab/><text:span text:style-name="T4">se puede seleccionar una por defecto con myComboBox(“Rojo”)</text:span></text:p>
      <text:p text:style-name="P2"/>
      <text:p text:style-name="P12">Eventos</text:p>
      <text:p text:style-name="P8"/>
      <text:p text:style-name="P9">ActionListener: Interfaz que tiene un solo metodo actionPerforemed(ActionEvent e)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08:16:16.770627879</meta:creation-date>
    <dc:date>2022-03-03T09:54:12.867758341</dc:date>
    <meta:editing-duration>PT2H36M3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4" meta:paragraph-count="34" meta:word-count="316" meta:character-count="2059" meta:non-whitespace-character-count="1773"/>
  </office:meta>
</office:document-meta>
</file>